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7_12-13-10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7_15-00-47_000.jpg</text:p>
          </table:table-cell>
          <table:table-cell table:style-name="ce20" office:value-type="string">
            <text:p>:bookmemo / 読んだ本 / 『わがいのち月明に燃ゆ』 / 著者=林尹夫 / 途中 ここまで</text:p>
          </table:table-cell>
          <table:table-cell table:style-name="ce4"/>
          <table:table-cell table:style-name="ce4"/>
          <table:table-cell table:style-name="ce4" office:value-type="string">
            <text:p>N-35-35-28.587341 E-139-34-49.160156</text:p>
          </table:table-cell>
          <table:table-cell table:style-name="ce38" table:formula="of:=IF([.E3]=&quot;&quot;;[.C3];CONCATENATE([.C3];&quot; / &quot;;[.E3]))" office:value-type="string" office:string-value=":bookmemo / 読んだ本 / 『わがいのち月明に燃ゆ』 / 著者=林尹夫 / 途中 ここまで">
            <text:p>:bookmemo / 読んだ本 / 『わがいのち月明に燃ゆ』 / 著者=林尹夫 / 途中 ここまで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7_15-01-05_000.jpg</text:p>
          </table:table-cell>
          <table:table-cell table:style-name="ce20" office:value-type="string">
            <text:p>:bookmemo / 読んだ本 / 『わがいのち月明に燃ゆ』 / 著者=林尹夫 / 途中</text:p>
          </table:table-cell>
          <table:table-cell table:style-name="ce19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4]=&quot;&quot;;[.C4];CONCATENATE([.C4];&quot; / &quot;;[.E4]))" office:value-type="string" office:string-value=":bookmemo / 読んだ本 / 『わがいのち月明に燃ゆ』 / 著者=林尹夫 / 途中">
            <text:p>:bookmemo / 読んだ本 / 『わがいのち月明に燃ゆ』 / 著者=林尹夫 / 途中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7_17-49-10_000.jpg</text:p>
          </table:table-cell>
          <table:table-cell table:style-name="ce20" office:value-type="string">
            <text:p>:m RES 1*2 / free# JVEMV6 68#_25 / 68. theoretical-physics(tp) / w=(C-&gt;≡A-&gt;xB-&gt;);(C_i=V(A`j*B`k-A`k*B`j),topics=~,other=orig+,s=~,i=~,doc=r-1-4~8</text:p>
          </table:table-cell>
          <table:table-cell table:style-name="ce17"/>
          <table:table-cell table:style-name="ce4"/>
          <table:table-cell table:style-name="ce4" office:value-type="string">
            <text:p>N-35-35-28.573608 E-139-34-48.885498</text:p>
          </table:table-cell>
          <table:table-cell table:style-name="ce38" table:formula="of:=IF([.E5]=&quot;&quot;;[.C5];CONCATENATE([.C5];&quot; / &quot;;[.E5]))" office:value-type="string" office:string-value=":m RES 1*2 / free# JVEMV6 68#_25 / 68. theoretical-physics(tp) / w=(C-&gt;≡A-&gt;xB-&gt;);(C_i=V(A`j*B`k-A`k*B`j),topics=~,other=orig+,s=~,i=~,doc=r-1-4~8">
            <text:p>:m RES 1*2 / free# JVEMV6 68#_25 / 68. theoretical-physics(tp) / w=(C-&gt;≡A-&gt;xB-&gt;);(C_i=V(A`j*B`k-A`k*B`j),topics=~,other=orig+,s=~,i=~,doc=r-1-4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7_17-49-56_000.jpg</text:p>
          </table:table-cell>
          <table:table-cell table:style-name="ce20" office:value-type="string">
            <text:p>:m RES 2*2 / free# JVEMV6 68#_25 / 68. theoretical-physics(tp) / w=テンソル積；対角和；表現行列；直交行列；,topics=~,other=orig+,s=~,i=~,doc=r-1-4~8</text:p>
          </table:table-cell>
          <table:table-cell table:style-name="ce19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6]=&quot;&quot;;[.C6];CONCATENATE([.C6];&quot; / &quot;;[.E6]))" office:value-type="string" office:string-value=":m RES 2*2 / free# JVEMV6 68#_25 / 68. theoretical-physics(tp) / w=テンソル積；対角和；表現行列；直交行列；,topics=~,other=orig+,s=~,i=~,doc=r-1-4~8">
            <text:p>:m RES 2*2 / free# JVEMV6 68#_25 / 68. theoretical-physics(tp) / w=テンソル積；対角和；表現行列；直交行列；,topics=~,other=orig+,s=~,i=~,doc=r-1-4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7_19-10-14_000.jpg</text:p>
          </table:table-cell>
          <table:table-cell table:style-name="ce20" office:value-type="string">
            <text:p>:m :篠笛,shinobue #*# / session-memo / s.1:memo,theme=音だし,content=各音：練習吹き、目を開けて吹いても、みる,for=~,other=~ \\\ s.2:memo,theme=~,content=音から音（おん）への移行：組み合わせの例,for=~,other=~ \\\ s.3:prac,for=trill,Re+,tempo=~,other=patters,key=~,notes=pitch:A-&gt;B(A&gt;B),R=1</text:p>
          </table:table-cell>
          <table:table-cell table:style-name="ce17"/>
          <table:table-cell table:style-name="ce4"/>
          <table:table-cell table:style-name="ce4" office:value-type="string">
            <text:p>N-35-35-28.408813 E-139-34-49.489746</text:p>
          </table:table-cell>
          <table:table-cell table:style-name="ce38" table:formula="of:=IF([.E7]=&quot;&quot;;[.C7];CONCATENATE([.C7];&quot; / &quot;;[.E7]))" office:value-type="string" office:string-value=":m :篠笛,shinobue #*# / session-memo / s.1:memo,theme=音だし,content=各音：練習吹き、目を開けて吹いても、みる,for=~,other=~ \\\ s.2:memo,theme=~,content=音から音（おん）への移行：組み合わせの例,for=~,other=~ \\\ s.3:prac,for=trill,Re+,tempo=~,other=patters,key=~,notes=pitch:A-&gt;B(A&gt;B),R=1">
            <text:p>:m :篠笛,shinobue #*# / session-memo / s.1:memo,theme=音だし,content=各音：練習吹き、目を開けて吹いても、みる,for=~,other=~ \\\ s.2:memo,theme=~,content=音から音（おん）への移行：組み合わせの例,for=~,other=~ \\\ s.3:prac,for=trill,Re+,tempo=~,other=patters,key=~,notes=pitch:A-&gt;B(A&gt;B)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8_02-10-45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8_02-10-55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 office:value-type="string">
            <text:p>N-35-35-28.546142 E-139-34-49.270019</text:p>
          </table:table-cell>
          <table:table-cell table:style-name="ce38" table:formula="of:=IF([.E9]=&quot;&quot;;[.C9];CONCATENATE([.C9];&quot; / &quot;;[.E9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28_09-04-13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56005 E-139-34-49.050292</text:p>
          </table:table-cell>
          <table:table-cell table:style-name="ce38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28_09-20-59_000.jpg</text:p>
          </table:table-cell>
          <table:table-cell table:style-name="ce20" office:value-type="string">
            <text:p>:m :lets / action activity / やること / genre=日誌書く：外国語で / content=過去の`:th`のメモを見て、日誌を書く：さらに考えたことを、追加しよう ||| :m :th / topic=データマイニング / content=「データマイニング」：新しい組み合わせを知る：それは、新しいこと；大きな枠組みは、そのままか / lang=ja</text:p>
          </table:table-cell>
          <table:table-cell table:style-name="ce19"/>
          <table:table-cell table:style-name="ce4"/>
          <table:table-cell table:style-name="ce4" office:value-type="string">
            <text:p>N-35-35-28.614807 E-139-34-49.379882</text:p>
          </table:table-cell>
          <table:table-cell table:style-name="ce38" table:formula="of:=IF([.E11]=&quot;&quot;;[.C11];CONCATENATE([.C11];&quot; / &quot;;[.E11]))" office:value-type="string" office:string-value=":m :lets / action activity / やること / genre=日誌書く：外国語で / content=過去の`:th`のメモを見て、日誌を書く：さらに考えたことを、追加しよう ||| :m :th / topic=データマイニング / content=「データマイニング」：新しい組み合わせを知る：それは、新しいこと；大きな枠組みは、そのままか / lang=ja">
            <text:p>:m :lets / action activity / やること / genre=日誌書く：外国語で / content=過去の`:th`のメモを見て、日誌を書く：さらに考えたことを、追加しよう ||| :m :th / topic=データマイニング / content=「データマイニング」：新しい組み合わせを知る：それは、新しいこと；大きな枠組みは、そのままか / lang=j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28_09-23-54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122924 E-139-34-49.874267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7_18-33-22_000.mp4</text:p>
          </table:table-cell>
          <table:table-cell table:style-name="ce8" office:value-type="string">
            <text:p>:VIDEO / @自室 / 記録 / jap.flute / 演奏、play / f-2021-0627-1 / R=1</text:p>
          </table:table-cell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室 / 記録 / jap.flute / 演奏、play / f-2021-0627-1 / R=1">
            <text:p>:VIDEO / @自室 / 記録 / jap.flute / 演奏、play / f-2021-0627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2021/06/28</text:date>, <text:time>10:16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8T10:16:04.40</dc:date>
    <dc:creator>iwabuchi ken</dc:creator>
    <meta:editing-duration>P34DT19H19M11S</meta:editing-duration>
    <meta:editing-cycles>12814</meta:editing-cycles>
    <meta:document-statistic meta:table-count="1" meta:cell-count="357" meta:object-count="0"/>
  </office:meta>
</office:document-meta>
</file>